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officeooo:rsid="000f91b9" officeooo:paragraph-rsid="000f91b9"/>
    </style:style>
    <style:style style:name="P2" style:family="paragraph" style:parent-style-name="Standard">
      <style:paragraph-properties fo:text-align="justify" style:justify-single-word="false"/>
      <style:text-properties style:font-name="Cantarell" fo:font-style="italic" officeooo:rsid="000f91b9" officeooo:paragraph-rsid="000f91b9" style:font-style-asian="italic" style:font-style-complex="italic"/>
    </style:style>
    <style:style style:name="P3" style:family="paragraph" style:parent-style-name="Standard">
      <style:paragraph-properties fo:text-align="justify" style:justify-single-word="false"/>
      <style:text-properties style:font-name="Cantarell" fo:font-weight="bold" officeooo:rsid="000f91b9" officeooo:paragraph-rsid="000f91b9" style:font-weight-asian="bold" style:font-weight-complex="bold"/>
    </style:style>
    <style:style style:name="T1" style:family="text">
      <style:text-properties fo:font-variant="small-caps" style:font-size-asian="10.5pt"/>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QUITECTURA DE <text:span text:style-name="T3">COMPUTADORAS</text:span> <text:s/>2016</text:p>
      <text:p text:style-name="P1">Laboratorio 1</text:p>
      <text:p text:style-name="P1"/>
      <text:p text:style-name="P2">Miembros:</text:p>
      <text:p text:style-name="P1">Bonias, Melisa</text:p>
      <text:p text:style-name="P1">Ñañez, Kevin Braian</text:p>
      <text:p text:style-name="P1">Wiesztort, Julieta</text:p>
      <text:p text:style-name="P1"/>
      <text:p text:style-name="P1"><text:span text:style-name="T1">Informe</text:span>:</text:p>
      <text:p text:style-name="P1">El presente informe describe la implementación y decisiones de diseño tomadas respecto del microprocesador segmentado MIPS.</text:p>
      <text:p text:style-name="P1"/>
      <text:p text:style-name="P1"><text:span text:style-name="T1">Diseño</text:span>:</text:p>
      <text:p text:style-name="P1">Tal como <text:s/>especificaba en el practico, divimos la implementacion de Mips de un solo ciclo en dos componentes (Controller y Datapath).</text:p>
      <text:p text:style-name="P1">A su vez Controller esta compuesto por Maindec y Aludec.</text:p>
      <text:p text:style-name="P1">La implementación del datapath está divida en cinco componentes, cada una de las cuales implementa una etapa o fase.</text:p>
      <text:p text:style-name="P1">Ellas son, Fetch, Decode, Execute, Memory, WriteBack. Cada una de estas estan compuestas por los componentes mas "basicos" es decir componentes que no están compuestos por otros componentes (mux2, flopr, adder) entre otros.</text:p>
      <text:p text:style-name="P1">Respecto al datapath implementamos los FF intermedios de los cinco componentes,</text:p>
      <text:p text:style-name="P1">es decir FE/DE DE/EX EX/ME y ME/WB.</text:p>
      <text:p text:style-name="P1"/>
      <text:p text:style-name="P1"><text:span text:style-name="T1">Testing</text:span>:</text:p>
      <text:p text:style-name="P1">El test bench consiste en lo siguiente:</text:p>
      <text:p text:style-name="P1">La señal de reset se establece en '1' de manera tal que se produzca un reseteo de todo el sistema. Se esperan dos ciclos de reloj de manera tal que el sistema este listo para comenzar la ejecución. Luego de ello reset se establece en '0' y se empieza a analizar fuertemente la etapa Instruction Fetch. El objetivo es el siguiente: observar que por cada ciclo de reloj el Program Counter toma el valor correcto y la instrucción que se obtiene de la Memoria de Instrucciones es la correcta.</text:p>
      <text:p text:style-name="P1">El sistema evoluciona de esta manera durante 17 ciclos de reloj y en este momento ya todas las instrucciones se deberían haber ejecutado y las últimas aún deberían encontrarse en el pipeline. Luego se establece la señal dump a '1' con el objetivo de hacer un vuelco del estado de la memoria RAM de este microprocesador en un archivo para poder ser procesada. Este programa de ejemplo lo que hace es cargar 8 registros del banco de registros con los valores del 0 al 7 (con instrucciones addi) y luego mover estos valores a la memoria de datos, cargando en la posición i-ésima el valor i, con i variando entre 0 y 7.</text:p>
      <text:p text:style-name="P1">La prueba más importante es analizar el dump de la memoria de datos, si los valores han sido escritos satisfactoriamente.</text:p>
      <text:p text:style-name="P1"/>
      <text:p text:style-name="P1"><text:span text:style-name="T1">Conclusión</text:span>:</text:p>
      <text:p text:style-name="P1">Al implementar el marco teórico descripto en el libro de Patterson logramos un profundo</text:p>
      <text:p text:style-name="P1">entendimiento del microprocesador MIPS, de su flujo de datos, y de la manera en la que <text:soft-page-break/>con sólo 1 recurso de cada tipo, se puede lograr la ejecución simultánea de instrucciones.</text:p>
      <text:p text:style-name="P1">Fue interesante observar la evolución del sistema en GTKWave en el cual se podían observar los cambios que iban sufriendo los componentes con estado internos a cada fase del pipe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lisa </meta:initial-creator>
    <meta:creation-date>2016-10-12T15:28:59.879146486</meta:creation-date>
    <dc:date>2016-10-12T15:33:58.669457890</dc:date>
    <dc:creator>melisa </dc:creator>
    <meta:editing-duration>PT4M59S</meta:editing-duration>
    <meta:editing-cycles>1</meta:editing-cycles>
    <meta:document-statistic meta:table-count="0" meta:image-count="0" meta:object-count="0" meta:page-count="2" meta:paragraph-count="24" meta:word-count="439" meta:character-count="2616" meta:non-whitespace-character-count="2199"/>
    <meta:generator>LibreOffice/4.3.3.2$Linux_X86_64 LibreOffice_project/430m0$Build-2</meta:generator>
  </office:meta>
</office:document-meta>
</file>